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1400000014EDA8815C6540E5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2" style:family="paragraph" style:parent-style-name="Title" style:master-page-name="Standard">
      <style:paragraph-properties fo:margin-top="0.1665in" fo:margin-bottom="0.0835in" loext:contextual-spacing="false" fo:line-height="100%" style:page-number="1"/>
      <style:text-properties fo:color="#000000" fo:font-size="20pt" style:font-size-asian="20pt" style:font-size-complex="20pt"/>
    </style:style>
    <style:style style:name="P3" style:family="paragraph" style:parent-style-name="Horizontal_20_Line">
      <style:text-properties officeooo:paragraph-rsid="00094299"/>
    </style:style>
    <style:style style:name="P4" style:family="paragraph" style:parent-style-name="Heading_20_8">
      <style:paragraph-properties fo:text-align="center" style:justify-single-word="false"/>
      <style:text-properties officeooo:paragraph-rsid="00094299"/>
    </style:style>
    <style:style style:name="T1" style:family="text">
      <style:text-properties officeooo:rsid="00094299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 officeooo:rsid="00094299"/>
    </style:style>
    <style:style style:name="T5" style:family="text">
      <style:text-properties style:text-position="0% 100%"/>
    </style:style>
    <style:style style:name="T6" style:family="text">
      <style:text-properties officeooo:rsid="000a57a0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llout 76 – Vendor Record<draw:frame draw:style-name="fr1" draw:name="image1.png" text:anchor-type="char" svg:x="6.55in" svg:y="-0.1in" svg:width="0.2098in" svg:height="0.2098in" draw:z-index="0"><draw:image xlink:href="Pictures/100000000000001400000014EDA8815C6540E535.png" xlink:type="simple" xlink:show="embed" xlink:actuate="onLoad" loext:mime-type="image/png"/></draw:frame></text:p>
      <text:h text:style-name="P4" text:outline-level="8">Start: __________________________ <text:s text:c="2"/>End: __________________________</text:h>
      <text:p text:style-name="P1"><text:span text:style-name="T1">Entry </text:span>Format: {CharacterName}-{VendorName}-<text:span text:style-name="T6">{Time}(</text:span>{Date}<text:span text:style-name="T6">)</text:span><text:line-break/><text:span text:style-name="T1">Vendors: </text:span><text:span text:style-name="T3">re</text:span>=responders <text:s/><text:span text:style-name="T3">ra</text:span>=raiders <text:s/><text:span text:style-name="T3">wr</text:span>=whitesprings resort <text:s/><text:span text:style-name="T3">eb</text:span>=enclave bunker <text:s/><text:span text:style-name="T3">hf</text:span>=harpers ferry<text:line-break/><text:span text:style-name="T1">ws=watoga station +</text:span> grahm <text:s/><text:span text:style-name="T3">bw</text:span>=brotherhood at watoga shopping plaza<text:line-break/><text:span text:style-name="T1">Example: chronical-wr-1024(28) (chronical shopped at whitesprings resort at 10:24am on the 28</text:span><text:span text:style-name="T4">th</text:span><text:span text:style-name="T1"> of the month)</text:span></text:p>
      <text:p text:style-name="Standard"/>
      <text:p text:style-name="Horizontal_20_Line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1pt" fo:font-style="normal" style:text-underline-style="none" fo:font-weight="normal" officeooo:rsid="00094299" style:font-name-asian="Liberation Serif1" style:font-family-asian="'Liberation Serif'" style:font-family-generic-asian="system" style:font-pitch-asian="variable" style:font-size-asian="11pt" style:font-style-asian="normal" style:font-weight-asian="normal" style:font-name-complex="Liberation Serif1" style:font-family-complex="'Liberation Serif'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30T10:56:03.698113811</dc:date>
    <dc:creator>Chris Koeritz</dc:creator>
    <meta:editing-duration>PT36M38S</meta:editing-duration>
    <meta:editing-cycles>2</meta:editing-cycles>
    <meta:printed-by>Chris Koeritz</meta:printed-by>
    <meta:print-date>2019-04-30T10:28:49.738392171</meta:print-date>
    <meta:document-statistic meta:table-count="0" meta:image-count="1" meta:object-count="0" meta:page-count="1" meta:paragraph-count="3" meta:word-count="44" meta:character-count="423" meta:non-whitespace-character-count="374"/>
  </office:meta>
</office:document-meta>
</file>